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FreeSans1" svg:font-family="FreeSans" style:font-family-generic="swiss"/>
    <style:font-face style:name="John Handy LET" svg:font-family="'John Handy LET'" style:font-pitch="variable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, 'Trebuchet MS'" style:font-family-generic="swiss" style:font-pitch="variable"/>
    <style:font-face style:name="Liberation Sans" svg:font-family="'Liberation Sans'" style:font-family-generic="swiss" style:font-pitch="variable"/>
    <style:font-face style:name="Zurich Win95BT" svg:font-family="'Zurich Win95BT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margin-left="27.52mm" fo:margin-right="0mm" fo:text-indent="0mm" style:auto-text-indent="false">
        <style:tab-stops>
          <style:tab-stop style:position="155.89mm" style:type="right"/>
        </style:tab-stops>
      </style:paragraph-properties>
    </style:style>
    <style:style style:name="P2" style:family="paragraph" style:parent-style-name="Recuo_20_de_20_corpo_20_de_20_texto_20_3">
      <style:paragraph-properties fo:margin-left="27.52mm" fo:margin-right="0mm" fo:text-indent="0mm" style:auto-text-indent="false">
        <style:tab-stops/>
      </style:paragraph-properties>
      <style:text-properties style:font-name="AvantGarde Bk BT" style:font-name-complex="AvantGarde Bk BT"/>
    </style:style>
    <style:style style:name="P3" style:family="paragraph" style:parent-style-name="Recuo_20_de_20_corpo_20_de_20_texto_20_3">
      <style:paragraph-properties fo:margin-left="27.5mm" fo:margin-right="0mm" fo:margin-top="0mm" fo:margin-bottom="0mm" style:contextual-spacing="false" fo:line-height="110%" fo:text-indent="0mm" style:auto-text-indent="false">
        <style:tab-stops/>
      </style:paragraph-properties>
    </style:style>
    <style:style style:name="P4" style:family="paragraph" style:parent-style-name="Recuo_20_de_20_corpo_20_de_20_texto_20_3">
      <style:paragraph-properties fo:margin-left="27.5mm" fo:margin-right="0mm" fo:margin-top="0mm" fo:margin-bottom="0mm" style:contextual-spacing="false" fo:line-height="110%" fo:text-indent="0mm" style:auto-text-indent="false">
        <style:tab-stops/>
      </style:paragraph-properties>
      <style:text-properties style:font-name="AvantGarde Bk BT" fo:font-size="10pt" fo:language="es" fo:country="ES" fo:font-style="normal" fo:font-weight="normal" officeooo:paragraph-rsid="0015df37" style:font-size-asian="10pt" style:font-style-asian="normal" style:font-weight-asian="normal" style:font-name-complex="AvantGarde Bk BT"/>
    </style:style>
    <style:style style:name="P5" style:family="paragraph" style:parent-style-name="Recuo_20_de_20_corpo_20_de_20_texto_20_3">
      <style:paragraph-properties fo:margin-left="27.5mm" fo:margin-right="0mm" fo:margin-top="0mm" fo:margin-bottom="0mm" style:contextual-spacing="false" fo:line-height="110%" fo:text-indent="0mm" style:auto-text-indent="false">
        <style:tab-stops/>
      </style:paragraph-properties>
      <style:text-properties style:font-name="AvantGarde Bk BT" fo:font-size="10pt" fo:language="es" fo:country="ES" fo:font-style="normal" fo:font-weight="normal" officeooo:rsid="0015df37" officeooo:paragraph-rsid="0015df37" style:font-size-asian="10pt" style:font-style-asian="normal" style:font-weight-asian="normal" style:font-name-complex="AvantGarde Bk BT"/>
    </style:style>
    <style:style style:name="P6" style:family="paragraph" style:parent-style-name="Recuo_20_de_20_corpo_20_de_20_texto_20_3">
      <style:paragraph-properties fo:margin-left="27.52mm" fo:margin-right="0mm" fo:line-height="110%" fo:text-indent="-27.52mm" style:auto-text-indent="false">
        <style:tab-stops/>
      </style:paragraph-properties>
      <style:text-properties officeooo:paragraph-rsid="0015df37"/>
    </style:style>
    <style:style style:name="P7" style:family="paragraph" style:parent-style-name="Recuo_20_de_20_corpo_20_de_20_texto_20_3">
      <style:paragraph-properties fo:margin-left="27.52mm" fo:margin-right="0mm" fo:margin-top="0mm" fo:margin-bottom="2.03mm" style:contextual-spacing="false" fo:line-height="110%" fo:text-indent="-27.52mm" style:auto-text-indent="false">
        <style:tab-stops/>
      </style:paragraph-properties>
      <style:text-properties officeooo:paragraph-rsid="0011fcfd"/>
    </style:style>
    <style:style style:name="P8" style:family="paragraph" style:parent-style-name="Recuo_20_de_20_corpo_20_de_20_texto_20_3">
      <style:paragraph-properties fo:margin-left="27.52mm" fo:margin-right="0mm" fo:margin-top="0mm" fo:margin-bottom="2.03mm" style:contextual-spacing="false" fo:line-height="110%" fo:text-indent="-27.52mm" style:auto-text-indent="false">
        <style:tab-stops/>
      </style:paragraph-properties>
      <style:text-properties style:font-name="AvantGarde Bk BT" fo:font-size="10pt" fo:font-style="normal" fo:font-weight="normal" officeooo:rsid="0011fcfd" officeooo:paragraph-rsid="0015df37" style:font-size-asian="10pt" style:font-style-asian="normal" style:font-weight-asian="normal" style:font-name-complex="AvantGarde Bk BT" style:font-weight-complex="normal"/>
    </style:style>
    <style:style style:name="P9" style:family="paragraph" style:parent-style-name="Recuo_20_de_20_corpo_20_de_20_texto_20_3">
      <style:paragraph-properties fo:margin-left="0mm" fo:margin-right="0mm" fo:line-height="110%" fo:text-indent="0mm" style:auto-text-indent="false">
        <style:tab-stops>
          <style:tab-stop style:position="27.52mm"/>
        </style:tab-stops>
      </style:paragraph-properties>
      <style:text-properties style:font-name="AvantGarde Bk BT" fo:font-size="10pt" fo:font-style="normal" fo:font-weight="normal" style:font-size-asian="10pt" style:font-style-asian="normal" style:font-weight-asian="normal" style:font-name-complex="AvantGarde Bk BT"/>
    </style:style>
    <style:style style:name="P10" style:family="paragraph" style:parent-style-name="Heading_20_1" style:master-page-name="Standard">
      <style:paragraph-properties fo:margin-left="27.52mm" fo:margin-right="0mm" fo:text-indent="0mm" style:auto-text-indent="false" style:page-number="1" fo:padding-left="0mm" fo:padding-right="0mm" fo:padding-top="0mm" fo:padding-bottom="0.35mm" fo:border-left="none" fo:border-right="none" fo:border-top="none" fo:border-bottom="0.51pt solid #808080"/>
      <style:text-properties style:font-name="AvantGarde Bk BT" style:font-name-complex="AvantGarde Bk BT" style:font-size-complex="12pt"/>
    </style:style>
    <style:style style:name="P11" style:family="paragraph" style:parent-style-name="Heading_20_1">
      <style:paragraph-properties fo:margin-left="27.52mm" fo:margin-right="0mm" fo:text-indent="0mm" style:auto-text-indent="false" fo:padding-left="0mm" fo:padding-right="0mm" fo:padding-top="0mm" fo:padding-bottom="0.35mm" fo:border-left="none" fo:border-right="none" fo:border-top="none" fo:border-bottom="0.51pt solid #808080"/>
      <style:text-properties style:font-name="AvantGarde Bk BT" style:font-name-complex="AvantGarde Bk BT" style:font-size-complex="12pt"/>
    </style:style>
    <style:style style:name="P12" style:family="paragraph" style:parent-style-name="Heading_20_1">
      <style:paragraph-properties fo:margin-left="27.52mm" fo:margin-right="0mm" fo:text-indent="0mm" style:auto-text-indent="false" fo:padding-left="0mm" fo:padding-right="0mm" fo:padding-top="0mm" fo:padding-bottom="0.35mm" fo:border-left="none" fo:border-right="none" fo:border-top="none" fo:border-bottom="0.51pt solid #808080"/>
      <style:text-properties style:font-name="AvantGarde Bk BT" officeooo:rsid="0015df37" officeooo:paragraph-rsid="0015df37" style:font-name-complex="AvantGarde Bk BT" style:font-size-complex="12pt"/>
    </style:style>
    <style:style style:name="P13" style:family="paragraph" style:parent-style-name="Heading_20_1">
      <style:paragraph-properties fo:margin-left="27.52mm" fo:margin-right="0mm" fo:text-indent="0mm" style:auto-text-indent="false" fo:padding-left="0mm" fo:padding-right="0mm" fo:padding-top="0mm" fo:padding-bottom="0.35mm" fo:border-left="none" fo:border-right="none" fo:border-top="none" fo:border-bottom="0.51pt solid #808080"/>
      <style:text-properties style:font-name="AvantGarde Bk BT" officeooo:rsid="0016b465" officeooo:paragraph-rsid="0016b465" style:font-name-complex="AvantGarde Bk BT" style:font-size-complex="12pt"/>
    </style:style>
    <style:style style:name="P14" style:family="paragraph" style:parent-style-name="Recuo_20_de_20_corpo_20_de_20_texto_20_3">
      <style:paragraph-properties fo:margin-left="27.52mm" fo:margin-right="0mm" fo:line-height="110%" fo:text-indent="-27.52mm" style:auto-text-indent="false">
        <style:tab-stops/>
      </style:paragraph-properties>
      <style:text-properties officeooo:paragraph-rsid="0016b465"/>
    </style:style>
    <style:style style:name="P15" style:family="paragraph" style:parent-style-name="Recuo_20_de_20_corpo_20_de_20_texto_20_3">
      <style:paragraph-properties fo:margin-left="27.52mm" fo:margin-right="0mm" fo:line-height="110%" fo:text-indent="-27.52mm" style:auto-text-indent="false">
        <style:tab-stops/>
      </style:paragraph-properties>
      <style:text-properties officeooo:paragraph-rsid="0015df37"/>
    </style:style>
    <style:style style:name="P16" style:family="paragraph" style:parent-style-name="Recuo_20_de_20_corpo_20_de_20_texto_20_3">
      <style:paragraph-properties fo:margin-left="27.52mm" fo:margin-right="0mm" fo:margin-top="0mm" fo:margin-bottom="2.03mm" style:contextual-spacing="false" fo:line-height="110%" fo:text-indent="-27.52mm" style:auto-text-indent="false">
        <style:tab-stops/>
      </style:paragraph-properties>
      <style:text-properties style:font-name="AvantGarde Bk BT" fo:font-size="10pt" fo:font-style="normal" fo:font-weight="normal" officeooo:rsid="0015df37" officeooo:paragraph-rsid="0015df37" style:font-size-asian="10pt" style:font-style-asian="normal" style:font-weight-asian="normal" style:font-name-complex="AvantGarde Bk BT" style:font-weight-complex="normal"/>
    </style:style>
    <style:style style:name="P17" style:family="paragraph" style:parent-style-name="Recuo_20_de_20_corpo_20_de_20_texto_20_3">
      <style:paragraph-properties fo:margin-left="27.52mm" fo:margin-right="0mm" fo:margin-top="0mm" fo:margin-bottom="2.03mm" style:contextual-spacing="false" fo:line-height="110%" fo:text-indent="-27.52mm" style:auto-text-indent="false">
        <style:tab-stops/>
      </style:paragraph-properties>
      <style:text-properties style:font-name="AvantGarde Bk BT" fo:font-size="10pt" fo:font-style="normal" fo:font-weight="normal" officeooo:rsid="0011fcfd" officeooo:paragraph-rsid="0016b465" style:font-size-asian="10pt" style:font-style-asian="normal" style:font-weight-asian="normal" style:font-name-complex="AvantGarde Bk BT" style:font-weight-complex="normal"/>
    </style:style>
    <style:style style:name="P18" style:family="paragraph" style:parent-style-name="Recuo_20_de_20_corpo_20_de_20_texto_20_3">
      <style:paragraph-properties fo:margin-left="27.52mm" fo:margin-right="0mm" fo:margin-top="0mm" fo:margin-bottom="2.03mm" style:contextual-spacing="false" fo:line-height="110%" fo:text-indent="-27.52mm" style:auto-text-indent="false">
        <style:tab-stops/>
      </style:paragraph-properties>
      <style:text-properties officeooo:paragraph-rsid="0015df37"/>
    </style:style>
    <style:style style:name="T1" style:family="text">
      <style:text-properties style:font-name="AvantGarde Bk BT" style:font-name-complex="AvantGarde Bk BT"/>
    </style:style>
    <style:style style:name="T2" style:family="text">
      <style:text-properties style:font-name="AvantGarde Bk BT" fo:font-size="10pt" fo:font-style="normal" style:font-size-asian="10pt" style:font-style-asian="normal" style:font-name-complex="AvantGarde Bk BT"/>
    </style:style>
    <style:style style:name="T3" style:family="text">
      <style:text-properties style:font-name="AvantGarde Bk BT" fo:font-size="10pt" fo:font-style="normal" officeooo:rsid="0015df37" style:font-size-asian="10pt" style:font-style-asian="normal" style:font-name-complex="AvantGarde Bk BT"/>
    </style:style>
    <style:style style:name="T4" style:family="text">
      <style:text-properties style:font-name="AvantGarde Bk BT" fo:font-size="10pt" fo:font-style="normal" fo:font-weight="normal" style:font-size-asian="10pt" style:font-style-asian="normal" style:font-weight-asian="normal" style:font-name-complex="AvantGarde Bk BT" style:font-weight-complex="normal"/>
    </style:style>
    <style:style style:name="T5" style:family="text">
      <style:text-properties style:font-name="AvantGarde Bk BT" fo:font-size="10pt" fo:font-style="normal" fo:font-weight="normal" officeooo:rsid="0011fcfd" style:font-size-asian="10pt" style:font-style-asian="normal" style:font-weight-asian="normal" style:font-name-complex="AvantGarde Bk BT" style:font-weight-complex="normal"/>
    </style:style>
    <style:style style:name="T6" style:family="text">
      <style:text-properties style:font-name="AvantGarde Bk BT" fo:font-size="10pt" fo:font-style="normal" fo:font-weight="normal" officeooo:rsid="0015df37" style:font-size-asian="10pt" style:font-style-asian="normal" style:font-weight-asian="normal" style:font-name-complex="AvantGarde Bk BT" style:font-weight-complex="normal"/>
    </style:style>
    <style:style style:name="T7" style:family="text">
      <style:text-properties style:font-name="AvantGarde Bk BT" fo:font-size="10pt" fo:font-style="normal" fo:font-weight="normal" officeooo:rsid="0016b465" style:font-size-asian="10pt" style:font-style-asian="normal" style:font-weight-asian="normal" style:font-name-complex="AvantGarde Bk BT" style:font-weight-complex="normal"/>
    </style:style>
    <style:style style:name="T8" style:family="text">
      <style:text-properties style:font-name="AvantGarde Bk BT" fo:font-size="10pt" fo:font-style="normal" fo:font-weight="bold" style:font-size-asian="10pt" style:font-style-asian="normal" style:font-weight-asian="bold" style:font-name-complex="AvantGarde Bk BT" style:font-weight-complex="bold"/>
    </style:style>
    <style:style style:name="T9" style:family="text">
      <style:text-properties style:font-name="AvantGarde Bk BT" fo:font-size="10pt" fo:font-style="normal" fo:font-weight="bold" officeooo:rsid="0011fcfd" style:font-size-asian="10pt" style:font-style-asian="normal" style:font-weight-asian="bold" style:font-name-complex="AvantGarde Bk BT" style:font-weight-complex="bold"/>
    </style:style>
    <style:style style:name="T10" style:family="text">
      <style:text-properties style:font-name="AvantGarde Bk BT" fo:font-size="10pt" fo:font-style="normal" fo:font-weight="bold" officeooo:rsid="0015df37" style:font-size-asian="10pt" style:font-style-asian="normal" style:font-weight-asian="bold" style:font-name-complex="AvantGarde Bk BT" style:font-weight-complex="bold"/>
    </style:style>
    <style:style style:name="T11" style:family="text">
      <style:text-properties fo:font-size="10pt" fo:font-style="normal" style:font-size-asian="10pt" style:font-style-asian="normal"/>
    </style:style>
    <style:style style:name="T12" style:family="text">
      <style:text-properties fo:color="#000000" style:font-name="AvantGarde Bk BT" fo:font-size="10pt" fo:language="es" fo:country="ES" fo:font-style="normal" style:text-underline-style="none" fo:font-weight="normal" style:font-size-asian="10pt" style:font-style-asian="normal" style:font-weight-asian="normal" style:font-name-complex="AvantGarde Bk BT" style:font-style-complex="normal"/>
    </style:style>
    <style:style style:name="T13" style:family="text">
      <style:text-properties fo:color="#000000" style:font-name="AvantGarde Bk BT" fo:font-size="10pt" fo:language="es" fo:country="ES" fo:font-style="normal" style:text-underline-style="none" fo:font-weight="normal" officeooo:rsid="0015df37" style:font-size-asian="10pt" style:font-style-asian="normal" style:font-weight-asian="normal" style:font-name-complex="AvantGarde Bk BT" style:font-style-complex="normal"/>
    </style:style>
    <style:style style:name="T14" style:family="text">
      <style:text-properties fo:font-size="14pt" fo:font-style="normal" officeooo:rsid="0015df37" style:font-size-asian="14pt" style:font-style-asian="normal" style:font-size-complex="14pt"/>
    </style:style>
    <style:style style:name="T15" style:family="text">
      <style:text-properties officeooo:rsid="0015df37"/>
    </style:style>
    <style:style style:name="T16" style:family="text">
      <style:text-properties officeooo:rsid="0016b465"/>
    </style:style>
    <style:style style:name="T17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28737479873357857" text:style-name="WW8Num1">
        <text:list-item>
          <text:h text:style-name="P10" text:outline-level="1">Curriculum Vitae</text:h>
        </text:list-item>
      </text:list>
      <text:p text:style-name="P2"><text:span text:style-name="T14">San Goku</text:span><text:span text:style-name="T11"><text:tab/></text:span></text:p>
      <text:p text:style-name="P4"><text:span text:style-name="T15">99088 9005518 853223325 5992029932</text:span> <text:span text:style-name="T15">(27) 88547796 (Namekusei)</text:span></text:p>
      <text:p text:style-name="P5">55 (31) 34096744 (Terra – Brasil – UFMG)</text:p>
      <text:p text:style-name="P4"><text:span text:style-name="T15">55 </text:span>(31) 88770455 <text:span text:style-name="T15">(Terra – Brasil – Celular Pessoal)</text:span></text:p>
      <text:p text:style-name="P3"><text:span text:style-name="Internet_20_link"><text:span text:style-name="T13">sangoku@ufmg.br</text:span></text:span><text:span text:style-name="Internet_20_link"><text:span text:style-name="T12"> / </text:span></text:span><text:span text:style-name="Internet_20_link"><text:span text:style-name="T13">goku_san_32@gmail.com</text:span></text:span></text:p>
      <text:p text:style-name="P3"><text:span text:style-name="Internet_20_link"><text:span text:style-name="T12"/></text:span></text:p>
      <text:list xml:id="list175812388231277" text:continue-numbering="true" text:style-name="WW8Num1">
        <text:list-item>
          <text:h text:style-name="P11" text:outline-level="1">Formação Acadêmica</text:h>
        </text:list-item>
      </text:list>
      <text:p text:style-name="P6"><text:span text:style-name="T3">2012</text:span><text:span text:style-name="T2">-</text:span><text:span text:style-name="T3">Atual</text:span><text:span text:style-name="T2"><text:tab/></text:span><text:span text:style-name="T6">Doutroando em Educação Física pela UFMG (Universidade Federal de Minas Gerais), 7º período em curso.</text:span></text:p>
      <text:p text:style-name="P6"><text:span text:style-name="T3">1993</text:span><text:span text:style-name="T2">-</text:span><text:span text:style-name="T3">1994</text:span><text:span text:style-name="T2"><text:tab/></text:span><text:span text:style-name="T6">Mestrado em Educação Física pela KSU (Kami Sama University): Tese “Esportes Terrestres para Terráqueos Voadores: Adaptações Didáticas”</text:span></text:p>
      <text:p text:style-name="P6"><text:span text:style-name="T10">1990</text:span><text:span text:style-name="T8">-</text:span><text:span text:style-name="T10">1992</text:span><text:span text:style-name="T4"><text:tab/></text:span><text:span text:style-name="T6">Bacharelado em Educação Física pela UFNN (Universidade Federal de Namekusei do Norte)</text:span><text:span text:style-name="T5">.</text:span></text:p>
      <text:p text:style-name="P6"><text:span text:style-name="T5"/></text:p>
      <text:list xml:id="list175813057312273" text:continue-numbering="true" text:style-name="WW8Num1">
        <text:list-item>
          <text:h text:style-name="P12" text:outline-level="1">Experiência Profissional</text:h>
        </text:list-item>
      </text:list>
      <text:p text:style-name="P6"><text:span text:style-name="T10">2010</text:span><text:span text:style-name="T9">-</text:span><text:span text:style-name="T10">Atual</text:span><text:span text:style-name="T4"><text:tab/></text:span><text:span text:style-name="T6">Professor de Educação Física na UFMG (Universidade Federal de Minas Gerais)</text:span></text:p>
      <text:p text:style-name="P6"><text:span text:style-name="T10">1992</text:span><text:span text:style-name="T9">-</text:span><text:span text:style-name="T10">2012</text:span><text:span text:style-name="T5"><text:tab/></text:span><text:span text:style-name="T6">Personal Trainer na academia Gravity Chamber</text:span></text:p>
      <text:p text:style-name="P6"><text:span text:style-name="T10">1988</text:span><text:span text:style-name="T9">-</text:span><text:span text:style-name="T10">1990</text:span><text:span text:style-name="T5"><text:tab/></text:span><text:span text:style-name="T6">Professor de Educação Física na Xavier's School for Gifted Youngsters (Escola Xavier para Jovens Especiais)</text:span></text:p>
      <text:p text:style-name="P6"><text:span text:style-name="T10">1980</text:span><text:span text:style-name="T9">-</text:span><text:span text:style-name="T10">1985</text:span><text:span text:style-name="T5"><text:tab/></text:span><text:span text:style-name="T6">Lutador profissional do UnFC (Universal Fighting Championship)</text:span></text:p>
      <text:p text:style-name="P9"/>
      <text:list xml:id="list175812864242748" text:continue-numbering="true" text:style-name="WW8Num1">
        <text:list-item>
          <text:h text:style-name="P12" text:outline-level="1">Premiações</text:h>
        </text:list-item>
      </text:list>
      <text:p text:style-name="P14"><text:span text:style-name="T2"><text:tab/></text:span><text:span text:style-name="T6">Campeão no 23º Torneio Mundial de Artes Marciais</text:span></text:p>
      <text:p text:style-name="P14"><text:span text:style-name="T6"><text:tab/>Campeão no Torneio do Outro Mundo (enquanto morto)</text:span></text:p>
      <text:p text:style-name="P14"><text:span text:style-name="T6"><text:tab/>Vice Campeão no</text:span><text:span text:style-name="T7">s</text:span><text:span text:style-name="T6"> 21º, </text:span><text:span text:style-name="T7">22º e 31º</text:span><text:span text:style-name="T6"> Torneio</text:span><text:span text:style-name="T7">s</text:span><text:span text:style-name="T6"> Mundia</text:span><text:span text:style-name="T7">is</text:span><text:span text:style-name="T6"> de Artes Marciais</text:span></text:p>
      <text:p text:style-name="P7"/>
      <text:list xml:id="list175811646363656" text:continue-numbering="true" text:style-name="WW8Num1">
        <text:list-item>
          <text:h text:style-name="P12" text:outline-level="1">Cursos Extras</text:h>
        </text:list-item>
      </text:list>
      <text:p text:style-name="P8"><text:tab/><text:span text:style-name="T15">Realização do Curso de Proteção de Terceiros “De novo não, Kuririn”, 90 horas - UFNN </text:span></text:p>
      <text:p text:style-name="P16"><text:tab/>Realização do Curso de Treinamento Intensivo “Mr Satan em três lições”, 20 horas – UFMG</text:p>
      <text:p text:style-name="P18"/>
      <text:list xml:id="list175811986159673" text:continue-numbering="true" text:style-name="WW8Num1">
        <text:list-item>
          <text:h text:style-name="P13" text:outline-level="1">Características Sayajins</text:h>
        </text:list-item>
      </text:list>
      <text:p text:style-name="P17"><text:tab/><text:span text:style-name="T16">Número de Mortes: 2</text:span></text:p>
      <text:p text:style-name="P17"><text:tab/><text:span text:style-name="T16">Atual Poder de Combate: 200.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FreeSans1" svg:font-family="FreeSans" style:font-family-generic="swiss"/>
    <style:font-face style:name="John Handy LET" svg:font-family="'John Handy LET'" style:font-pitch="variable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, 'Trebuchet MS'" style:font-family-generic="swiss" style:font-pitch="variable"/>
    <style:font-face style:name="Liberation Sans" svg:font-family="'Liberation Sans'" style:font-family-generic="swiss" style:font-pitch="variable"/>
    <style:font-face style:name="Zurich Win95BT" svg:font-family="'Zurich Win95BT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mm" fo:margin-bottom="4.23mm" style:contextual-spacing="false" fo:text-align="end" style:justify-single-word="false" fo:padding-left="0mm" fo:padding-right="0mm" fo:padding-top="0mm" fo:padding-bottom="0.35mm" fo:border-left="none" fo:border-right="none" fo:border-top="none" fo:border-bottom="0.99pt solid #000000" fo:keep-with-next="always"/>
      <style:text-properties style:font-name="John Handy LET" fo:font-family="'John Handy LET'" style:font-pitch="variable" fo:font-size="12pt" fo:font-weight="bold" style:font-size-asian="12pt" style:font-weight-asian="bold" style:font-name-complex="John Handy LET" style:font-family-complex="'John Handy LET'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mm" fo:margin-bottom="4.23mm" style:contextual-spacing="false" fo:text-align="end" style:justify-single-word="false" fo:padding-left="0mm" fo:padding-right="0mm" fo:padding-top="0mm" fo:padding-bottom="0.35mm" fo:border-left="none" fo:border-right="none" fo:border-top="none" fo:border-bottom="0.99pt solid #000000" fo:keep-with-next="always">
        <style:tab-stops>
          <style:tab-stop style:position="7.51m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text-align="end" style:justify-single-word="false" fo:keep-with-next="always"/>
      <style:text-properties style:font-name="Zurich Win95BT" fo:font-family="'Zurich Win95BT', Arial" style:font-family-generic="swiss" style:font-pitch="variable" fo:font-size="12pt" style:font-size-asian="12pt" style:font-name-complex="Zurich Win95BT" style:font-family-complex="'Zurich Win95BT', 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text-align="justify" style:justify-single-word="false" fo:keep-with-next="always">
        <style:tab-stops>
          <style:tab-stop style:position="7.51mm"/>
          <style:tab-stop style:position="42.51m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4.23mm" fo:margin-bottom="1.06m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4.23mm" fo:margin-bottom="1.06mm" style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4.23mm" fo:margin-bottom="1.06m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Título" style:family="paragraph" style:parent-style-name="Standard" style:next-style-name="Text_20_body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Text_20_body_20_indent" style:display-name="Text body indent" style:family="paragraph" style:parent-style-name="Standard" style:class="text">
      <style:paragraph-properties fo:margin-left="22.51mm" fo:margin-right="0mm" fo:margin-top="0mm" fo:margin-bottom="2.12mm" style:contextual-spacing="false" fo:text-align="justify" style:justify-single-word="false" fo:text-indent="-22.51mm" style:auto-text-indent="false">
        <style:tab-stops>
          <style:tab-stop style:position="7.51mm"/>
        </style:tab-stops>
      </style:paragraph-properties>
      <style:text-properties fo:font-size="12pt" fo:font-style="italic" style:font-size-asian="12pt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30mm" fo:margin-right="0mm" fo:margin-top="0mm" fo:margin-bottom="2.12mm" style:contextual-spacing="false" fo:text-align="justify" style:justify-single-word="false" fo:text-indent="-14.99mm" style:auto-text-indent="false">
        <style:tab-stops>
          <style:tab-stop style:position="30mm"/>
        </style:tab-stops>
      </style:paragraph-properties>
      <style:text-properties fo:font-size="12pt" fo:font-style="italic" style:font-size-asian="12pt" style:font-style-asian="italic"/>
    </style:style>
    <style:style style:name="Recuo_20_de_20_corpo_20_de_20_texto_20_3" style:display-name="Recuo de corpo de texto 3" style:family="paragraph" style:parent-style-name="Standard">
      <style:paragraph-properties fo:margin-left="22.51mm" fo:margin-right="0mm" fo:margin-top="0mm" fo:margin-bottom="2.12mm" style:contextual-spacing="false" fo:text-align="justify" style:justify-single-word="false" fo:text-indent="-16.16mm" style:auto-text-indent="false">
        <style:tab-stops>
          <style:tab-stop style:position="7.51mm"/>
          <style:tab-stop style:position="22.51mm"/>
        </style:tab-stops>
      </style:paragraph-properties>
      <style:text-properties fo:font-size="12pt" fo:font-style="italic" fo:font-weight="bold" style:font-size-asian="12pt" style:font-style-asian="italic" style:font-weight-asian="bold"/>
    </style:style>
    <style:style style:name="Footer" style:family="paragraph" style:parent-style-name="Standard" style:class="extra">
      <style:paragraph-properties>
        <style:tab-stops>
          <style:tab-stop style:position="77.95mm" style:type="center"/>
          <style:tab-stop style:position="155.89m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7.95mm" style:type="center"/>
          <style:tab-stop style:position="155.89mm" style:type="right"/>
        </style:tab-stops>
      </style:paragraph-properties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ff0000" style:font-name="AvantGarde Bk BT" fo:font-family="'AvantGarde Bk BT', 'Trebuchet MS'" style:font-family-generic="swiss" style:font-pitch="variable" style:font-name-complex="AvantGarde Bk BT" style:font-family-complex="'AvantGarde Bk BT', 'Trebuchet MS'" style:font-family-generic-complex="swiss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8Num2z0" style:family="text">
      <style:text-properties fo:font-weight="bold" style:font-weight-asian="bold"/>
    </style:style>
    <style:style style:name="WW8Num4z0" style:family="text">
      <style:text-properties fo:font-weight="bold" style:font-weight-asian="bold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font-weight="bold" style:font-weight-asian="bold"/>
    </style:style>
    <style:style style:name="WW8Num6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WW8Num8z0" style:family="text">
      <style:text-properties fo:font-weight="bold" style:font-weight-asian="bold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fo:font-weight="bold" style:font-weight-asian="bold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fo:font-style="italic" fo:font-weight="bold" style:font-style-asian="italic" style:font-weight-asian="bold"/>
    </style:style>
    <style:style style:name="WW8Num20z0" style:family="text">
      <style:text-properties fo:font-weight="bold" style:font-weight-asian="bold"/>
    </style:style>
    <style:style style:name="WW8Num22z0" style:family="text">
      <style:text-properties fo:font-weight="bold" style:font-weight-asian="bold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fo:font-weight="bold" style:font-weight-asian="bold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fo:font-weight="bold" style:font-weight-asian="bold"/>
    </style:style>
    <style:style style:name="WW8Num30z0" style:family="text">
      <style:text-properties fo:font-weight="bold" style:font-weight-asian="bold"/>
    </style:style>
    <style:style style:name="WW8Num31z0" style:family="text">
      <style:text-properties fo:color="#000000" fo:font-weight="bold" style:font-weight-asian="bold"/>
    </style:style>
    <style:style style:name="WW8Num34z0" style:family="text">
      <style:text-properties fo:color="#000000" fo:font-weight="bold" style:font-weight-asian="bold"/>
    </style:style>
    <style:style style:name="WW8Num35z0" style:family="text">
      <style:text-properties fo:font-weight="bold" style:font-weight-asian="bold"/>
    </style:style>
    <style:style style:name="WW8Num41z0" style:family="text">
      <style:text-properties fo:font-weight="bold" style:font-weight-asian="bold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27.52mm" fo:margin-right="0mm" fo:text-indent="0mm" style:auto-text-indent="false">
        <style:tab-stops>
          <style:tab-stop style:position="155.89mm" style:type="right"/>
        </style:tab-stops>
      </style:paragraph-properties>
    </style:style>
    <style:style style:name="MT1" style:family="text">
      <style:text-properties style:font-name="AvantGarde Bk BT" style:font-name-complex="AvantGarde Bk BT"/>
    </style:style>
    <style:style style:name="MT2" style:family="text"/>
    <style:page-layout style:name="Mpm1">
      <style:page-layout-properties fo:page-width="210.01mm" fo:page-height="297mm" style:num-format="1" style:print-orientation="portrait" fo:margin-top="28.58mm" fo:margin-bottom="12.7mm" fo:margin-left="25.01mm" fo:margin-right="25.01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2.31mm" fo:margin-left="0mm" fo:margin-right="0mm" fo:margin-top="11.32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tab/> <text:s text:c="46"/></text:span></text:span>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TEUS AIRES CORRÊA DE SÁ</dc:title>
    <meta:initial-creator>Ademar Pereira Silva Júnior</meta:initial-creator>
    <meta:creation-date>2010-06-21T00:01:00</meta:creation-date>
    <dc:date>2015-05-11T17:58:11.287753209</dc:date>
    <meta:print-date>2008-12-22T12:44:00</meta:print-date>
    <meta:editing-cycles>10</meta:editing-cycles>
    <meta:editing-duration>PT5H36M</meta:editing-duration>
    <meta:generator>LibreOffice/4.2.8.2$Linux_X86_64 LibreOffice_project/420m0$Build-2</meta:generator>
    <meta:document-statistic meta:table-count="0" meta:image-count="0" meta:object-count="0" meta:page-count="1" meta:paragraph-count="26" meta:word-count="193" meta:character-count="1427" meta:non-whitespace-character-count="1198"/>
  </office:meta>
</office:document-meta>
</file>